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width="1.058cm" svg:stroke-color="#000000" draw:marker-start-width="1.787cm" draw:marker-end-width="1.787cm" draw:stroke-linejoin="round" svg:stroke-linecap="round" draw:opacity="0%" draw:textarea-horizontal-align="justify" draw:textarea-vertical-align="middle" draw:auto-grow-height="false" fo:min-height="10.439cm" fo:min-width="16.222cm" fo:padding-top="0.654cm" fo:padding-bottom="0.654cm" fo:padding-left="0.779cm" fo:padding-right="0.779cm" loext:decorative="false"/>
    </style:style>
    <style:style style:name="gr2" style:family="graphic" style:parent-style-name="objectwithoutfill">
      <style:graphic-properties svg:stroke-width="1.058cm" svg:stroke-color="#000000" draw:marker-start-width="1.787cm" draw:marker-end-width="1.787cm" draw:fill="none" draw:textarea-vertical-align="middle" fo:padding-top="0.654cm" fo:padding-bottom="0.654cm" fo:padding-left="0.779cm" fo:padding-right="0.779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1.747cm" svg:x="1.63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953cm" svg:y1="5.764cm" svg:x2="10.842cm" svg:y2="11.795cm">
          <text:p/>
        </draw:line>
        <draw:line draw:style-name="gr2" draw:text-style-name="P2" draw:layer="layout" svg:x1="10.207cm" svg:y1="11.795cm" svg:x2="19.097cm" svg:y2="5.76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4:06:44.614054009</meta:creation-date>
    <dc:date>2025-03-09T14:41:21.347268419</dc:date>
    <meta:editing-duration>PT13M49S</meta:editing-duration>
    <meta:editing-cycles>6</meta:editing-cycles>
    <meta:generator>LibreOffice/24.2.7.2$Linux_X86_64 LibreOffice_project/420$Build-2</meta:generator>
    <meta:document-statistic meta:object-count="3"/>
  </office:meta>
</office:document-meta>
</file>